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3bba" officeooo:paragraph-rsid="000b3bba"/>
    </style:style>
    <style:style style:name="P2" style:family="paragraph" style:parent-style-name="Standard">
      <style:paragraph-properties fo:text-align="end" style:justify-single-word="false"/>
      <style:text-properties fo:font-size="8pt" officeooo:rsid="000b3bba" officeooo:paragraph-rsid="000b3bba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officeooo:rsid="00104a03" officeooo:paragraph-rsid="00104a03" style:font-size-asian="8pt" style:font-size-complex="8pt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bfe8a" officeooo:paragraph-rsid="000bfe8a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officeooo:rsid="001248a5" officeooo:paragraph-rsid="001248a5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3bba" officeooo:paragraph-rsid="000b3bba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style="italic" officeooo:rsid="000b3bba" officeooo:paragraph-rsid="000d9cfc" style:font-size-asian="14pt" style:font-style-asian="italic" style:font-size-complex="14pt" style:font-style-complex="italic"/>
    </style:style>
    <style:style style:name="P8" style:family="paragraph" style:parent-style-name="Standard">
      <style:text-properties style:text-underline-style="none" fo:font-weight="normal" officeooo:rsid="000bfe8a" officeooo:paragraph-rsid="000bfe8a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4b43b6" officeooo:paragraph-rsid="004b43b6" style:font-weight-asian="normal" style:font-weight-complex="normal"/>
    </style:style>
    <style:style style:name="P10" style:family="paragraph" style:parent-style-name="Standard">
      <style:text-properties officeooo:rsid="001248a5" officeooo:paragraph-rsid="001248a5"/>
    </style:style>
    <style:style style:name="P11" style:family="paragraph" style:parent-style-name="Standard">
      <style:text-properties officeooo:rsid="00127e07" officeooo:paragraph-rsid="00127e07"/>
    </style:style>
    <style:style style:name="P12" style:family="paragraph" style:parent-style-name="Standard">
      <style:text-properties officeooo:rsid="00127e07" officeooo:paragraph-rsid="003efecb"/>
    </style:style>
    <style:style style:name="P13" style:family="paragraph" style:parent-style-name="Standard">
      <style:text-properties officeooo:rsid="003b0fbd" officeooo:paragraph-rsid="003b0fbd"/>
    </style:style>
    <style:style style:name="P14" style:family="paragraph" style:parent-style-name="Standard">
      <style:text-properties officeooo:rsid="003b0fbd" officeooo:paragraph-rsid="003efecb"/>
    </style:style>
    <style:style style:name="P15" style:family="paragraph" style:parent-style-name="Standard">
      <style:text-properties officeooo:rsid="003b0fbd" officeooo:paragraph-rsid="00443a4f"/>
    </style:style>
    <style:style style:name="P16" style:family="paragraph" style:parent-style-name="Standard">
      <style:text-properties officeooo:rsid="0040f600" officeooo:paragraph-rsid="0040f600"/>
    </style:style>
    <style:style style:name="P17" style:family="paragraph" style:parent-style-name="Standard">
      <style:text-properties fo:color="#ff3333" style:text-underline-style="solid" style:text-underline-width="auto" style:text-underline-color="font-color" officeooo:rsid="00127e07" officeooo:paragraph-rsid="00127e07"/>
    </style:style>
    <style:style style:name="P18" style:family="paragraph" style:parent-style-name="Standard">
      <style:text-properties officeooo:rsid="00445371" officeooo:paragraph-rsid="00445371"/>
    </style:style>
    <style:style style:name="P19" style:family="paragraph" style:parent-style-name="Standard">
      <style:text-properties fo:font-style="italic" officeooo:rsid="003b0fbd" officeooo:paragraph-rsid="00443a4f" style:font-style-asian="italic" style:font-style-complex="italic"/>
    </style:style>
    <style:style style:name="P20" style:family="paragraph" style:parent-style-name="Standard">
      <style:text-properties fo:font-style="italic" officeooo:rsid="00445371" officeooo:paragraph-rsid="00445371" style:font-style-asian="italic" style:font-style-complex="italic"/>
    </style:style>
    <style:style style:name="P21" style:family="paragraph" style:parent-style-name="Standard">
      <style:text-properties fo:font-style="italic" officeooo:rsid="00445371" officeooo:paragraph-rsid="0047ed45" style:font-style-asian="italic" style:font-style-complex="italic"/>
    </style:style>
    <style:style style:name="P22" style:family="paragraph" style:parent-style-name="Standard">
      <style:paragraph-properties fo:break-before="page"/>
      <style:text-properties officeooo:rsid="00127e07" officeooo:paragraph-rsid="00127e07"/>
    </style:style>
    <style:style style:name="P23" style:family="paragraph" style:parent-style-name="Standard">
      <style:paragraph-properties fo:break-before="page"/>
      <style:text-properties style:text-underline-style="solid" style:text-underline-width="auto" style:text-underline-color="font-color" officeooo:rsid="0040f600" officeooo:paragraph-rsid="0040f600"/>
    </style:style>
    <style:style style:name="P24" style:family="paragraph" style:parent-style-name="Text_20_body" style:list-style-name="L29">
      <style:text-properties officeooo:paragraph-rsid="000d9cfc"/>
    </style:style>
    <style:style style:name="P25" style:family="paragraph" style:parent-style-name="Text_20_body" style:list-style-name="L29">
      <style:paragraph-properties fo:margin-top="0cm" fo:margin-bottom="0cm" style:contextual-spacing="false"/>
    </style:style>
    <style:style style:name="P26" style:family="paragraph" style:parent-style-name="Text_20_body" style:list-style-name="L29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27" style:family="paragraph" style:parent-style-name="Text_20_body" style:list-style-name="L29">
      <style:paragraph-properties fo:margin-top="0cm" fo:margin-bottom="0cm" style:contextual-spacing="false"/>
      <style:text-properties officeooo:rsid="001248a5" officeooo:paragraph-rsid="001248a5"/>
    </style:style>
    <style:style style:name="P28" style:family="paragraph" style:parent-style-name="Text_20_body" style:list-style-name="L29">
      <style:paragraph-properties fo:margin-top="0cm" fo:margin-bottom="0cm" style:contextual-spacing="false"/>
      <style:text-properties officeooo:rsid="001248a5" officeooo:paragraph-rsid="004e444d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font-size="12pt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9cfc" style:font-weight-asian="normal" style:font-weight-complex="normal"/>
    </style:style>
    <style:style style:name="T5" style:family="text">
      <style:text-properties fo:font-weight="normal" officeooo:rsid="0050b399" style:font-weight-asian="normal" style:font-weight-complex="normal"/>
    </style:style>
    <style:style style:name="T6" style:family="text">
      <style:text-properties officeooo:rsid="000bfe8a"/>
    </style:style>
    <style:style style:name="T7" style:family="text">
      <style:text-properties officeooo:rsid="000d9cfc"/>
    </style:style>
    <style:style style:name="T8" style:family="text">
      <style:text-properties officeooo:rsid="00139a85"/>
    </style:style>
    <style:style style:name="T9" style:family="text">
      <style:text-properties officeooo:rsid="003efecb"/>
    </style:style>
    <style:style style:name="T10" style:family="text">
      <style:text-properties officeooo:rsid="003fa076"/>
    </style:style>
    <style:style style:name="T11" style:family="text">
      <style:text-properties officeooo:rsid="0041148f"/>
    </style:style>
    <style:style style:name="T12" style:family="text">
      <style:text-properties officeooo:rsid="00443a4f"/>
    </style:style>
    <style:style style:name="T13" style:family="text">
      <style:text-properties officeooo:rsid="004647a0"/>
    </style:style>
    <style:style style:name="T14" style:family="text">
      <style:text-properties officeooo:rsid="0047bd53"/>
    </style:style>
    <style:style style:name="T15" style:family="text">
      <style:text-properties officeooo:rsid="004c87bf"/>
    </style:style>
    <style:style style:name="T16" style:family="text">
      <style:text-properties officeooo:rsid="004e444d"/>
    </style:style>
    <style:style style:name="T17" style:family="text">
      <style:text-properties officeooo:rsid="005191a7"/>
    </style:style>
    <style:style style:name="T18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Extrémités_20_de_20_flèche_20_1"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Fine_20_Dashed" draw:marker-start="Extrémités_20_de_20_flèche_20_1" draw:marker-end="" svg:stroke-linecap="round"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Fine_20_Dashed" draw:marker-end="Extrémités_20_de_20_flèche_20_1"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="solid" draw:fill-color="#ffd32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solid" draw:fill-color="#ff95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="solid" draw:fill-color="#ff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solid" draw:fill-color="#cc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="solid" draw:fill-color="#ff95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="solid" draw:fill-color="#ffd32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="solid" draw:fill-color="#ff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="solid" draw:fill-color="#cc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uillaume RIPOLL</text:p>
      <text:p text:style-name="P3">fin de L3</text:p>
      <text:p text:style-name="P6">Compte-rendu de réunion :<text:span text:style-name="T1"> </text:span><text:span text:style-name="T2">03/07/2014</text:span></text:p>
      <text:p text:style-name="P7">Stage facultatif sur la génération de code parallèle pour les langages synchrones</text:p>
      <text:p text:style-name="P7">à l'IRIT avec l'équipe ACADIE</text:p>
      <text:p text:style-name="P1"/>
      <text:p text:style-name="P4">Présentation du travail effectué :</text:p>
      <text:p text:style-name="P9">Présentation de la structure Ocaml imaginée pour générer le Java et du code Java qui serait généré dans le cadre d'un exemple.</text:p>
      <text:p text:style-name="P8">-<text:span text:style-name="T7">&gt; Remarques :</text:span></text:p>
      <text:list xml:id="list6040947912444150404" text:style-name="L29">
        <text:list-item>
          <text:p text:style-name="P26"><text:bookmark text:name="magicparlabel-3033"/>non parallélisme du fait du synchronized <text:span text:style-name="T17">(obligatoire pour les wait et notify) </text:span>sur une structure de données trop généraliste </text:p>
          <text:p text:style-name="P25"><text:span text:style-name="T3">-</text:span><text:span text:style-name="T4">&gt; </text:span><text:bookmark text:name="magicparlabel-3046"/>synchroniser sur les variables elles-même</text:p>
        </text:list-item>
        <text:list-item>
          <text:p text:style-name="P28">prévoir des <text:span text:style-name="T16">structures de données côté Ocaml adaptées aux </text:span>schémas</text:p>
        </text:list-item>
        <text:list-item>
          <text:p text:style-name="P27">prévoir l'évolution du code Ocaml :<text:line-break/>-&gt; liste d'expressions dans un thread <text:span text:style-name="T15">à garder</text:span><text:line-break/>-&gt; fonction fusion(Thread, Thread) -&gt; Thread<text:line-break/>-&gt; fonction priorityChoice(Thread, Thread) -&gt; Boolean</text:p>
        </text:list-item>
        <text:list-item>
          <text:p text:style-name="P24"><text:span text:style-name="T5">en ce qui concerne les </text:span><text:span text:style-name="T3">tests en trop sur les wait, </text:span><text:span text:style-name="T6">la documentation parle de </text:span><text:a xlink:type="simple" xlink:href="http://docs.oracle.com/javase/1.5.0/docs/api/java/lang/Object.html"><text:span text:style-name="T6">spurious wakeup</text:span></text:a></text:p>
        </text:list-item>
      </text:list>
      <text:p text:style-name="P5"/>
      <text:p text:style-name="P5"/>
      <text:p text:style-name="P5">Définition des nouveaux objectifs :</text:p>
      <text:p text:style-name="P10"/>
      <text:p text:style-name="P11">Création de nouvelles structures de données :</text:p>
      <text:p text:style-name="P11"/>
      <text:p text:style-name="P17"><draw:rect text:anchor-type="paragraph" draw:z-index="0" draw:style-name="gr1" draw:text-style-name="P29" svg:width="1.661cm" svg:height="1.071cm" svg:x="1.94cm" svg:y="1.503cm"><text:p text:style-name="P29">a</text:p></draw:rect><draw:rect text:anchor-type="paragraph" draw:z-index="1" draw:style-name="gr1" draw:text-style-name="P29" svg:width="1.661cm" svg:height="1.071cm" svg:x="5.26cm" svg:y="1.503cm"><text:p text:style-name="P29">b</text:p></draw:rect><draw:rect text:anchor-type="paragraph" draw:z-index="2" draw:style-name="gr1" draw:text-style-name="P29" svg:width="1.661cm" svg:height="1.071cm" svg:x="3.6cm" svg:y="3.644cm"><text:p text:style-name="P29">w</text:p></draw:rect><draw:rect text:anchor-type="paragraph" draw:z-index="3" draw:style-name="gr1" draw:text-style-name="P29" svg:width="1.661cm" svg:height="1.071cm" svg:x="8.58cm" svg:y="1.503cm"><text:p text:style-name="P29">c</text:p></draw:rect><draw:line text:anchor-type="paragraph" draw:z-index="4" draw:style-name="gr2" draw:text-style-name="P29" svg:x1="2.771cm" svg:y1="2.574cm" svg:x2="4.411cm" svg:y2="3.645cm"><text:p/></draw:line><draw:line text:anchor-type="paragraph" draw:z-index="5" draw:style-name="gr2" draw:text-style-name="P29" svg:x1="6.087cm" svg:y1="2.574cm" svg:x2="4.411cm" svg:y2="3.645cm"><text:p/></draw:line><draw:rect text:anchor-type="paragraph" draw:z-index="6" draw:style-name="gr1" draw:text-style-name="P29" svg:width="1.661cm" svg:height="1.071cm" svg:x="3.6cm" svg:y="5.786cm"><text:p text:style-name="P29">x</text:p></draw:rect><draw:rect text:anchor-type="paragraph" draw:z-index="7" draw:style-name="gr1" draw:text-style-name="P29" svg:width="1.661cm" svg:height="1.071cm" svg:x="6.816cm" svg:y="3.644cm"><text:p text:style-name="P29">t</text:p></draw:rect><draw:line text:anchor-type="paragraph" draw:z-index="8" draw:style-name="gr2" draw:text-style-name="P29" svg:x1="4.424cm" svg:y1="4.715cm" svg:x2="4.424cm" svg:y2="5.786cm"><text:p/></draw:line><draw:line text:anchor-type="paragraph" draw:z-index="9" draw:style-name="gr2" draw:text-style-name="P29" svg:x1="6.087cm" svg:y1="2.574cm" svg:x2="7.72cm" svg:y2="3.645cm"><text:p/></draw:line><draw:line text:anchor-type="paragraph" draw:z-index="10" draw:style-name="gr2" draw:text-style-name="P29" svg:x1="9.436cm" svg:y1="2.574cm" svg:x2="7.721cm" svg:y2="3.645cm"><text:p/></draw:line><draw:rect text:anchor-type="paragraph" draw:z-index="11" draw:style-name="gr1" draw:text-style-name="P29" svg:width="1.661cm" svg:height="1.071cm" svg:x="3.6cm" svg:y="7.927cm"><text:p text:style-name="P29">y</text:p></draw:rect><draw:rect text:anchor-type="paragraph" draw:z-index="12" draw:style-name="gr1" draw:text-style-name="P29" svg:width="1.661cm" svg:height="1.071cm" svg:x="5.26cm" svg:y="10.068cm"><text:p text:style-name="P29">z</text:p></draw:rect><draw:line text:anchor-type="paragraph" draw:z-index="13" draw:style-name="gr3" draw:text-style-name="P29" svg:x1="4.449cm" svg:y1="6.856cm" svg:x2="4.449cm" svg:y2="7.927cm"><text:p/></draw:line><draw:line text:anchor-type="paragraph" draw:z-index="14" draw:style-name="gr3" draw:text-style-name="P29" svg:x1="4.461cm" svg:y1="8.998cm" svg:x2="5.26cm" svg:y2="10.683cm"><text:p/></draw:line><draw:line text:anchor-type="paragraph" draw:z-index="15" draw:style-name="gr3" draw:text-style-name="P29" svg:x1="7.616cm" svg:y1="4.715cm" svg:x2="6.507cm" svg:y2="10.068cm"><text:p/></draw:line><draw:rect text:anchor-type="paragraph" draw:z-index="16" draw:style-name="gr1" draw:text-style-name="P29" svg:width="1.661cm" svg:height="1.071cm" svg:x="8.58cm" svg:y="5.786cm"><text:p text:style-name="P29">v</text:p></draw:rect><draw:line text:anchor-type="paragraph" draw:z-index="17" draw:style-name="gr3" draw:text-style-name="P29" svg:x1="7.616cm" svg:y1="4.715cm" svg:x2="9.436cm" svg:y2="5.786cm"><text:p/></draw:line><draw:polyline text:anchor-type="paragraph" draw:z-index="18" draw:style-name="gr4" draw:text-style-name="P29" svg:width="3.089cm" svg:height="3.05cm" draw:transform="rotate (2.34991130488517) translate (3.60009722222222cm 8.49841666666667cm)" svg:viewBox="0 0 3090 3051" draw:points="0,0 2208,963 3090,3051"><text:p/></draw:polyline><draw:rect text:anchor-type="paragraph" draw:z-index="19" draw:style-name="gr1" draw:text-style-name="P29" svg:width="1.661cm" svg:height="1.071cm" svg:x="13.455cm" svg:y="3.644cm"><text:p text:style-name="P29">s</text:p></draw:rect><draw:line text:anchor-type="paragraph" draw:z-index="20" draw:style-name="gr3" draw:text-style-name="P29" svg:x1="9.435cm" svg:y1="2.574cm" svg:x2="14.307cm" svg:y2="3.645cm"><text:p/></draw:line><draw:line text:anchor-type="paragraph" draw:z-index="21" draw:style-name="gr5" draw:text-style-name="P29" svg:x1="5.26cm" svg:y1="6.322cm" svg:x2="5.994cm" svg:y2="10.069cm"><text:p/></draw:line><draw:rect text:anchor-type="paragraph" draw:z-index="22" draw:style-name="gr1" draw:text-style-name="P30" svg:width="1.662cm" svg:height="1.073cm" svg:x="13.467cm" svg:y="5.787cm"><text:p text:style-name="P29"><text:span text:style-name="T18">e</text:span></text:p></draw:rect><draw:rect text:anchor-type="paragraph" draw:z-index="23" draw:style-name="gr1" draw:text-style-name="P29" svg:width="1.661cm" svg:height="1.071cm" svg:x="16.732cm" svg:y="5.787cm"><text:p text:style-name="P29">f</text:p></draw:rect><draw:rect text:anchor-type="paragraph" draw:z-index="24" draw:style-name="gr1" draw:text-style-name="P29" svg:width="1.661cm" svg:height="1.071cm" svg:x="10.239cm" svg:y="7.927cm"><text:p text:style-name="P29">d</text:p></draw:rect><draw:line text:anchor-type="paragraph" draw:z-index="25" draw:style-name="gr3" draw:text-style-name="P29" svg:x1="9.423cm" svg:y1="6.856cm" svg:x2="11.074cm" svg:y2="7.927cm"><text:p/></draw:line><draw:line text:anchor-type="paragraph" draw:z-index="26" draw:style-name="gr3" draw:text-style-name="P29" svg:x1="14.36cm" svg:y1="4.715cm" svg:x2="11.074cm" svg:y2="7.927cm"><text:p/></draw:line><draw:line text:anchor-type="paragraph" draw:z-index="27" draw:style-name="gr3" draw:text-style-name="P29" svg:x1="14.36cm" svg:y1="4.715cm" svg:x2="14.36cm" svg:y2="5.787cm"><text:p/></draw:line><draw:line text:anchor-type="paragraph" draw:z-index="28" draw:style-name="gr3" draw:text-style-name="P29" svg:x1="14.36cm" svg:y1="4.715cm" svg:x2="17.607cm" svg:y2="5.787cm"><text:p/></draw:line><text:span text:style-name="T8">1 - Graphe transitif :</text:span></text:p>
      <text:p text:style-name="P22"/>
      <text:p text:style-name="P17"><text:span text:style-name="T11">2 - Graphe séquentiel :</text:span></text:p>
      <text:p text:style-name="P11"><draw:line text:anchor-type="paragraph" draw:z-index="55" draw:style-name="gr5" draw:text-style-name="P29" svg:x1="9.398cm" svg:y1="4.715cm" svg:x2="16.101cm" svg:y2="5.786cm"><text:p/></draw:line><draw:line text:anchor-type="paragraph" draw:z-index="54" draw:style-name="gr5" draw:text-style-name="P29" svg:x1="9.449cm" svg:y1="4.715cm" svg:x2="12.788cm" svg:y2="5.786cm"><text:p/></draw:line><draw:line text:anchor-type="paragraph" draw:z-index="53" draw:style-name="gr3" draw:text-style-name="P29" svg:x1="9.449cm" svg:y1="4.715cm" svg:x2="9.398cm" svg:y2="7.927cm"><text:p/></draw:line><draw:line text:anchor-type="paragraph" draw:z-index="52" draw:style-name="gr5" draw:text-style-name="P29" svg:x1="6.085cm" svg:y1="6.856cm" svg:x2="8.579cm" svg:y2="8.535cm"><text:p/></draw:line><draw:line text:anchor-type="paragraph" draw:z-index="51" draw:style-name="gr3" draw:text-style-name="P29" svg:x1="9.41cm" svg:y1="2.574cm" svg:x2="9.41cm" svg:y2="3.645cm"><text:p/></draw:line><draw:line text:anchor-type="paragraph" draw:z-index="50" draw:style-name="gr3" draw:text-style-name="P29" svg:x1="9.41cm" svg:y1="2.574cm" svg:x2="6.085cm" svg:y2="3.645cm"><text:p/></draw:line><draw:line text:anchor-type="paragraph" draw:z-index="49" draw:style-name="gr3" draw:text-style-name="P29" svg:x1="6.059cm" svg:y1="4.715cm" svg:x2="6.059cm" svg:y2="5.786cm"><text:p/></draw:line><draw:line text:anchor-type="paragraph" draw:z-index="48" draw:style-name="gr5" draw:text-style-name="P29" svg:x1="5.26cm" svg:y1="4.228cm" svg:x2="3.6cm" svg:y2="10.656cm"><text:p/></draw:line><draw:line text:anchor-type="paragraph" draw:z-index="47" draw:style-name="gr3" draw:text-style-name="P29" svg:x1="6.085cm" svg:y1="2.574cm" svg:x2="6.085cm" svg:y2="3.645cm"><text:p/></draw:line><draw:line text:anchor-type="paragraph" draw:z-index="46" draw:style-name="gr3" draw:text-style-name="P29" svg:x1="6.086cm" svg:y1="2.574cm" svg:x2="2.759cm" svg:y2="3.645cm"><text:p/></draw:line><draw:line text:anchor-type="paragraph" draw:z-index="45" draw:style-name="gr3" draw:text-style-name="P29" svg:x1="2.732cm" svg:y1="8.998cm" svg:x2="2.746cm" svg:y2="10.069cm"><text:p/></draw:line><draw:line text:anchor-type="paragraph" draw:z-index="44" draw:style-name="gr3" draw:text-style-name="P29" svg:x1="2.773cm" svg:y1="6.856cm" svg:x2="2.759cm" svg:y2="7.927cm"><text:p/></draw:line><draw:line text:anchor-type="paragraph" draw:z-index="43" draw:style-name="gr3" draw:text-style-name="P29" svg:x1="2.785cm" svg:y1="4.715cm" svg:x2="2.773cm" svg:y2="5.786cm"><text:p/></draw:line><draw:line text:anchor-type="paragraph" draw:z-index="42" draw:style-name="gr3" draw:text-style-name="P29" svg:x1="2.758cm" svg:y1="2.574cm" svg:x2="2.746cm" svg:y2="3.645cm"><text:p/></draw:line><draw:rect text:anchor-type="paragraph" draw:z-index="41" draw:style-name="gr10" draw:text-style-name="P29" svg:width="1.661cm" svg:height="1.071cm" svg:x="15.219cm" svg:y="5.786cm"><text:p text:style-name="P29">f</text:p></draw:rect><draw:rect text:anchor-type="paragraph" draw:z-index="40" draw:style-name="gr9" draw:text-style-name="P29" svg:width="1.661cm" svg:height="1.071cm" svg:x="11.899cm" svg:y="5.786cm"><text:p text:style-name="P29">e</text:p></draw:rect><draw:rect text:anchor-type="paragraph" draw:z-index="39" draw:style-name="gr8" draw:text-style-name="P29" svg:width="1.661cm" svg:height="1.071cm" svg:x="8.58cm" svg:y="7.927cm"><text:p text:style-name="P29">d</text:p></draw:rect><draw:rect text:anchor-type="paragraph" draw:z-index="38" draw:style-name="gr8" draw:text-style-name="P29" svg:width="1.661cm" svg:height="1.071cm" svg:x="8.58cm" svg:y="3.644cm"><text:p text:style-name="P29">s</text:p></draw:rect><draw:rect text:anchor-type="paragraph" draw:z-index="37" draw:style-name="gr7" draw:text-style-name="P29" svg:width="1.661cm" svg:height="1.071cm" svg:x="5.26cm" svg:y="5.786cm"><text:p text:style-name="P29">v</text:p></draw:rect><draw:rect text:anchor-type="paragraph" draw:z-index="36" draw:style-name="gr7" draw:text-style-name="P29" svg:width="1.661cm" svg:height="1.071cm" svg:x="5.26cm" svg:y="3.644cm"><text:p text:style-name="P29">t</text:p></draw:rect><draw:rect text:anchor-type="paragraph" draw:z-index="35" draw:style-name="gr6" draw:text-style-name="P29" svg:width="1.661cm" svg:height="1.071cm" svg:x="1.94cm" svg:y="10.068cm"><text:p text:style-name="P29">z</text:p></draw:rect><draw:rect text:anchor-type="paragraph" draw:z-index="34" draw:style-name="gr6" draw:text-style-name="P29" svg:width="1.661cm" svg:height="1.071cm" svg:x="1.94cm" svg:y="7.927cm"><text:p text:style-name="P29">y</text:p></draw:rect><draw:rect text:anchor-type="paragraph" draw:z-index="33" draw:style-name="gr6" draw:text-style-name="P29" svg:width="1.661cm" svg:height="1.071cm" svg:x="1.94cm" svg:y="5.786cm"><text:p text:style-name="P29">x</text:p></draw:rect><draw:rect text:anchor-type="paragraph" draw:z-index="32" draw:style-name="gr6" draw:text-style-name="P29" svg:width="1.661cm" svg:height="1.071cm" svg:x="1.94cm" svg:y="3.644cm"><text:p text:style-name="P29">w</text:p></draw:rect><draw:rect text:anchor-type="paragraph" draw:z-index="31" draw:style-name="gr1" draw:text-style-name="P29" svg:width="1.661cm" svg:height="1.071cm" svg:x="8.58cm" svg:y="1.503cm"><text:p text:style-name="P29">c</text:p></draw:rect><draw:rect text:anchor-type="paragraph" draw:z-index="30" draw:style-name="gr1" draw:text-style-name="P29" svg:width="1.661cm" svg:height="1.071cm" svg:x="5.26cm" svg:y="1.503cm"><text:p text:style-name="P29">b</text:p></draw:rect><draw:rect text:anchor-type="paragraph" draw:z-index="29" draw:style-name="gr1" draw:text-style-name="P29" svg:width="1.661cm" svg:height="1.071cm" svg:x="1.94cm" svg:y="1.503cm"><text:p text:style-name="P29">a</text:p></draw:rect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rect text:anchor-type="paragraph" draw:z-index="56" draw:style-name="gr11" draw:text-style-name="P29" svg:width="1.661cm" svg:height="1.071cm" svg:x="0.28cm" svg:y="0.039cm"><text:p/></draw:rect></text:p>
      <text:p text:style-name="P11"/>
      <text:p text:style-name="P11"><draw:rect text:anchor-type="paragraph" draw:z-index="58" draw:style-name="gr13" draw:text-style-name="P29" svg:width="1.661cm" svg:height="1.071cm" svg:x="0.28cm" svg:y="0.136cm"><text:p/></draw:rect> <text:s text:c="18"/><text:span text:style-name="T9">signal calculé par le thread n°0</text:span></text:p>
      <text:p text:style-name="P11"/>
      <text:p text:style-name="P11"><draw:rect text:anchor-type="paragraph" draw:z-index="57" draw:style-name="gr12" draw:text-style-name="P29" svg:width="1.661cm" svg:height="1.071cm" svg:x="0.28cm" svg:y="0.233cm"><text:p/></draw:rect> <text:s text:c="18"/><text:span text:style-name="T9">signal calculé par le thread n°1</text:span></text:p>
      <text:p text:style-name="P11"/>
      <text:p text:style-name="P11"><draw:rect text:anchor-type="paragraph" draw:z-index="59" draw:style-name="gr14" draw:text-style-name="P29" svg:width="1.661cm" svg:height="1.071cm" svg:x="0.28cm" svg:y="0.33cm"><text:p/></draw:rect> <text:s text:c="18"/><text:span text:style-name="T9">signal calculé par le thread n°2</text:span></text:p>
      <text:p text:style-name="P11"/>
      <text:p text:style-name="P12"><draw:rect text:anchor-type="paragraph" draw:z-index="60" draw:style-name="gr15" draw:text-style-name="P29" svg:width="1.661cm" svg:height="1.071cm" svg:x="0.28cm" svg:y="0.427cm"><text:p/></draw:rect> <text:s text:c="18"/><text:span text:style-name="T9">signal calculé par le thread n°3</text:span></text:p>
      <text:p text:style-name="P13"/>
      <text:p text:style-name="P14"><text:s text:c="19"/><text:span text:style-name="T9">signal calculé par le thread n°4</text:span></text:p>
      <text:p text:style-name="P13"><draw:rect text:anchor-type="paragraph" draw:z-index="62" draw:style-name="gr1" draw:text-style-name="P29" svg:width="1.661cm" svg:height="1.071cm" svg:x="0.28cm" svg:y="0.039cm"><text:p/></draw:rect><draw:rect text:anchor-type="paragraph" draw:z-index="61" draw:style-name="gr1" draw:text-style-name="P29" svg:width="1.661cm" svg:height="1.071cm" svg:x="0.28cm" svg:y="0.037cm"><text:p text:style-name="P29"/><text:p text:style-name="P29"/></draw:rect></text:p>
      <text:p text:style-name="P13"><text:s text:c="19"/><text:span text:style-name="T9">signal d'entrée</text:span></text:p>
      <text:p text:style-name="P13"/>
      <text:p text:style-name="P13"><draw:line text:anchor-type="paragraph" draw:z-index="63" draw:style-name="gr3" draw:text-style-name="P29" svg:x1="0.586cm" svg:y1="0.302cm" svg:x2="1.634cm" svg:y2="0.302cm"><text:p/></draw:line> <text:s text:c="2"/><text:span text:style-name="T9">x</text:span> <text:s text:c="10"/><text:span text:style-name="T9">y</text:span> <text:s/><text:span text:style-name="T9">y utilise x</text:span></text:p>
      <text:p text:style-name="P13"/>
      <text:p text:style-name="P13"><draw:line text:anchor-type="paragraph" draw:z-index="64" draw:style-name="gr5" draw:text-style-name="P29" svg:x1="0.6cm" svg:y1="0.298cm" svg:x2="1.542cm" svg:y2="0.298cm"><text:p/></draw:line> <text:s text:c="2"/><text:span text:style-name="T9">x <text:s text:c="10"/>y <text:s/>y a besoin d'être synchronisé avec x pour être définit</text:span></text:p>
      <text:p text:style-name="P16"/>
      <text:p text:style-name="P23">Pour un graphe séquentiel :</text:p>
      <text:p text:style-name="P15"/>
      <text:p text:style-name="P15">On voit que a, w, x et y pourraient ainsi être déclarés en local au thread <text:span text:style-name="T10">n°0</text:span>.</text:p>
      <text:p text:style-name="P19">-<text:span text:style-name="T12">&gt; réfléchir à la portée des variables</text:span></text:p>
      <text:p text:style-name="P19"/>
      <text:p text:style-name="P18">On pourrait mettre e et f dans un même thread</text:p>
      <text:p text:style-name="P20">-&gt; Prévoir :</text:p>
      <text:p text:style-name="P20"><text:tab/>une fonction de fusion <text:span text:style-name="T14">qui prend 2 threads et retourne leur union</text:span></text:p>
      <text:p text:style-name="P20"><text:tab/>une fonction de choix de fusion, <text:span text:style-name="T13">qui prend 2 threads et retourne « faut-il fusionner ? »</text:span></text:p>
      <text:p text:style-name="P21"><text:tab/>une fonction de priorité <text:span text:style-name="T14">qui prend 2 listes de 2 threads et les fusionne en choisissant la priorité de chaque élément de chaque liste.</text:span></text:p>
      <text:p text:style-name="P21"><text:span text:style-name="T14">Par exemple, pour la fusion du thread 0 et du thread 1, on pourrait calculer d'abord w, puis x, puis y, puis t ou préférer calculer t d'abord, puis w – x – y – z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0:08:17.884725104</meta:creation-date>
    <dc:date>2014-07-03T11:47:18.486256759</dc:date>
    <meta:editing-duration>PT1H34M12S</meta:editing-duration>
    <meta:editing-cycles>68</meta:editing-cycles>
    <meta:generator>LibreOffice/4.2.5.2$Linux_x86 LibreOffice_project/420$Build-2</meta:generator>
    <meta:document-statistic meta:table-count="0" meta:image-count="0" meta:object-count="0" meta:page-count="3" meta:paragraph-count="34" meta:word-count="338" meta:character-count="2028" meta:non-whitespace-character-count="1579"/>
  </office:meta>
</office:document-meta>
</file>